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ne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4" table:style-name="ce5">
            <text:p>324</text:p>
          </table:table-cell>
          <table:table-cell office:value-type="float" office:value="308.95758000000006" table:style-name="ce5">
            <text:p>309</text:p>
          </table:table-cell>
          <table:table-cell office:value-type="float" office:value="761" table:style-name="ce5">
            <text:p>761</text:p>
          </table:table-cell>
          <table:table-cell office:value-type="float" office:value="735.54388000000006" table:style-name="ce5">
            <text:p>736</text:p>
          </table:table-cell>
          <table:table-cell office:value-type="float" office:value="4250" table:style-name="ce5">
            <text:p>4,250</text:p>
          </table:table-cell>
          <table:table-cell office:value-type="float" office:value="4142.1397399999987" table:style-name="ce5">
            <text:p>4,142</text:p>
          </table:table-cell>
          <table:table-cell office:value-type="float" office:value="2731" table:style-name="ce5">
            <text:p>2,731</text:p>
          </table:table-cell>
          <table:table-cell office:value-type="float" office:value="2670.2898799999994" table:style-name="ce5">
            <text:p>2,670</text:p>
          </table:table-cell>
          <table:table-cell office:value-type="float" office:value="180" table:style-name="ce5">
            <text:p>180</text:p>
          </table:table-cell>
          <table:table-cell office:value-type="float" office:value="175.15651000000003" table:style-name="ce5">
            <text:p>175</text:p>
          </table:table-cell>
          <table:table-cell office:value-type="float" office:value="29" table:style-name="ce5">
            <text:p>29</text:p>
          </table:table-cell>
          <table:table-cell office:value-type="float" office:value="27.85811" table:style-name="ce5">
            <text:p>28</text:p>
          </table:table-cell>
          <table:table-cell office:value-type="float" office:value="8275" table:style-name="ce5">
            <text:p>8,275</text:p>
          </table:table-cell>
          <table:table-cell office:value-type="float" office:value="8059.9456999999984" table:style-name="ce5">
            <text:p>8,060</text:p>
          </table:table-cell>
          <table:table-cell office:value-type="float" office:value="66" table:style-name="ce5">
            <text:p>66</text:p>
          </table:table-cell>
          <table:table-cell office:value-type="float" office:value="62.980000000000004" table:style-name="ce5">
            <text:p>63</text:p>
          </table:table-cell>
          <table:table-cell office:value-type="float" office:value="399" table:style-name="ce5">
            <text:p>399</text:p>
          </table:table-cell>
          <table:table-cell office:value-type="float" office:value="298.82" table:style-name="ce5">
            <text:p>299</text:p>
          </table:table-cell>
          <table:table-cell office:value-type="float" office:value="2" table:style-name="ce5">
            <text:p>2</text:p>
          </table:table-cell>
          <table:table-cell office:value-type="float" office:value="0.89999999999999991" table:style-name="ce5">
            <text:p>1</text:p>
          </table:table-cell>
          <table:table-cell office:value-type="float" office:value="467" table:style-name="ce5">
            <text:p>467</text:p>
          </table:table-cell>
          <table:table-cell office:value-type="float" office:value="362.7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float" office:value="8742" table:style-name="ce5">
            <text:p>8,742</text:p>
          </table:table-cell>
          <table:table-cell office:value-type="float" office:value="8422.6456999999991" table:style-name="ce5">
            <text:p>8,423</text:p>
          </table:table-cell>
          <table:table-cell office:value-type="float" office:value="29932397.090000011" table:style-name="ce5">
            <text:p>29,932,397</text:p>
          </table:table-cell>
          <table:table-cell office:value-type="float" office:value="1198589.1400000001" table:style-name="ce5">
            <text:p>1,198,589</text:p>
          </table:table-cell>
          <table:table-cell office:value-type="float" office:value="182643.3" table:style-name="ce5">
            <text:p>182,643</text:p>
          </table:table-cell>
          <table:table-cell office:value-type="float" office:value="112177.57" table:style-name="ce5">
            <text:p>112,178</text:p>
          </table:table-cell>
          <table:table-cell office:value-type="float" office:value="9626218.8200000003" table:style-name="ce5">
            <text:p>9,626,219</text:p>
          </table:table-cell>
          <table:table-cell office:value-type="float" office:value="4683498.9999999991" table:style-name="ce5">
            <text:p>4,683,499</text:p>
          </table:table-cell>
          <table:table-cell office:value-type="float" office:value="45735524.920000017" table:style-name="ce5">
            <text:p>45,735,525</text:p>
          </table:table-cell>
          <table:table-cell office:value-type="float" office:value="7542511.3900000006" table:style-name="ce6">
            <text:p>7,542,511</text:p>
          </table:table-cell>
          <table:table-cell office:value-type="float" office:value="1144941.49" table:style-name="ce6">
            <text:p>1,144,941</text:p>
          </table:table-cell>
          <table:table-cell office:value-type="float" office:value="8687452.8800000008" table:style-name="ce6">
            <text:p>8,687,453</text:p>
          </table:table-cell>
          <table:table-cell office:value-type="float" office:value="54422977.800000019" table:style-name="ce6">
            <text:p>54,422,97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8" table:style-name="ce5">
            <text:p>128</text:p>
          </table:table-cell>
          <table:table-cell office:value-type="float" office:value="115.22302000000002" table:style-name="ce5">
            <text:p>115</text:p>
          </table:table-cell>
          <table:table-cell office:value-type="float" office:value="95" table:style-name="ce5">
            <text:p>95</text:p>
          </table:table-cell>
          <table:table-cell office:value-type="float" office:value="87.556760000000011" table:style-name="ce5">
            <text:p>88</text:p>
          </table:table-cell>
          <table:table-cell office:value-type="float" office:value="98" table:style-name="ce5">
            <text:p>98</text:p>
          </table:table-cell>
          <table:table-cell office:value-type="float" office:value="93.49730000000001" table:style-name="ce5">
            <text:p>93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307.07436999999999" table:style-name="ce5">
            <text:p>3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307.07436999999999" table:style-name="ce5">
            <text:p>307</text:p>
          </table:table-cell>
          <table:table-cell office:value-type="float" office:value="757090.52" table:style-name="ce5">
            <text:p>757,091</text:p>
          </table:table-cell>
          <table:table-cell office:value-type="float" office:value="6125.37" table:style-name="ce5">
            <text:p>6,125</text:p>
          </table:table-cell>
          <table:table-cell office:value-type="float" office:value="2147.9900000000002" table:style-name="ce5">
            <text:p>2,148</text:p>
          </table:table-cell>
          <table:table-cell office:value-type="float" office:value="9770.16" table:style-name="ce5">
            <text:p>9,770</text:p>
          </table:table-cell>
          <table:table-cell office:value-type="float" office:value="220591.65" table:style-name="ce5">
            <text:p>220,592</text:p>
          </table:table-cell>
          <table:table-cell office:value-type="float" office:value="94780.599999999991" table:style-name="ce5">
            <text:p>94,781</text:p>
          </table:table-cell>
          <table:table-cell office:value-type="float" office:value="1090506.29" table:style-name="ce5">
            <text:p>1,090,50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90506.29" table:style-name="ce6">
            <text:p>1,090,50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32" table:style-name="ce5">
            <text:p>9,132</text:p>
          </table:table-cell>
          <table:table-cell office:value-type="float" office:value="7954.6661500001028" table:style-name="ce5">
            <text:p>7,955</text:p>
          </table:table-cell>
          <table:table-cell office:value-type="float" office:value="2875" table:style-name="ce5">
            <text:p>2,875</text:p>
          </table:table-cell>
          <table:table-cell office:value-type="float" office:value="2711.5922999999939" table:style-name="ce5">
            <text:p>2,712</text:p>
          </table:table-cell>
          <table:table-cell office:value-type="float" office:value="3091" table:style-name="ce5">
            <text:p>3,091</text:p>
          </table:table-cell>
          <table:table-cell office:value-type="float" office:value="2928.6372899999901" table:style-name="ce5">
            <text:p>2,929</text:p>
          </table:table-cell>
          <table:table-cell office:value-type="float" office:value="839" table:style-name="ce5">
            <text:p>839</text:p>
          </table:table-cell>
          <table:table-cell office:value-type="float" office:value="815.69322000000011" table:style-name="ce5">
            <text:p>816</text:p>
          </table:table-cell>
          <table:table-cell office:value-type="float" office:value="60" table:style-name="ce5">
            <text:p>60</text:p>
          </table:table-cell>
          <table:table-cell office:value-type="float" office:value="59.9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97" table:style-name="ce5">
            <text:p>15,997</text:p>
          </table:table-cell>
          <table:table-cell office:value-type="float" office:value="14470.488960000084" table:style-name="ce5">
            <text:p>14,470</text:p>
          </table:table-cell>
          <table:table-cell office:value-type="float" office:value="1840" table:style-name="ce5">
            <text:p>1,840</text:p>
          </table:table-cell>
          <table:table-cell office:value-type="float" office:value="1840" table:style-name="ce5">
            <text:p>1,840</text:p>
          </table:table-cell>
          <table:table-cell office:value-type="float" office:value="11.06" table:style-name="ce5">
            <text:p>11</text:p>
          </table:table-cell>
          <table:table-cell office:value-type="float" office:value="11.0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1.06" table:style-name="ce5">
            <text:p>1,851</text:p>
          </table:table-cell>
          <table:table-cell office:value-type="float" office:value="1851.06" table:style-name="ce5">
            <text:p>1,851</text:p>
          </table:table-cell>
          <table:table-cell office:value-type="float" office:value="0" table:style-name="ce5">
            <text:p>0</text:p>
          </table:table-cell>
          <table:table-cell office:value-type="float" office:value="17848.060000000001" table:style-name="ce5">
            <text:p>17,848</text:p>
          </table:table-cell>
          <table:table-cell office:value-type="float" office:value="16321.548960000084" table:style-name="ce5">
            <text:p>16,322</text:p>
          </table:table-cell>
          <table:table-cell office:value-type="float" office:value="38276544.200000003" table:style-name="ce5">
            <text:p>38,276,544</text:p>
          </table:table-cell>
          <table:table-cell office:value-type="float" office:value="674906.42999999993" table:style-name="ce5">
            <text:p>674,906</text:p>
          </table:table-cell>
          <table:table-cell office:value-type="float" office:value="187661.4" table:style-name="ce5">
            <text:p>187,661</text:p>
          </table:table-cell>
          <table:table-cell office:value-type="float" office:value="727785.27000000014" table:style-name="ce5">
            <text:p>727,785</text:p>
          </table:table-cell>
          <table:table-cell office:value-type="float" office:value="10986801.330000002" table:style-name="ce5">
            <text:p>10,986,801</text:p>
          </table:table-cell>
          <table:table-cell office:value-type="float" office:value="5046928.54" table:style-name="ce5">
            <text:p>5,046,929</text:p>
          </table:table-cell>
          <table:table-cell office:value-type="float" office:value="55900627.170000009" table:style-name="ce5">
            <text:p>55,900,627</text:p>
          </table:table-cell>
          <table:table-cell office:value-type="float" office:value="6807612.0600000015" table:style-name="ce6">
            <text:p>6,807,612</text:p>
          </table:table-cell>
          <table:table-cell office:value-type="float" office:value="924" table:style-name="ce6">
            <text:p>924</text:p>
          </table:table-cell>
          <table:table-cell office:value-type="float" office:value="6808536.0600000015" table:style-name="ce6">
            <text:p>6,808,536</text:p>
          </table:table-cell>
          <table:table-cell office:value-type="float" office:value="62709163.230000012" table:style-name="ce6">
            <text:p>62,709,163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47" table:style-name="ce5">
            <text:p>447</text:p>
          </table:table-cell>
          <table:table-cell office:value-type="float" office:value="397.49029000000019" table:style-name="ce5">
            <text:p>397</text:p>
          </table:table-cell>
          <table:table-cell office:value-type="float" office:value="400" table:style-name="ce5">
            <text:p>400</text:p>
          </table:table-cell>
          <table:table-cell office:value-type="float" office:value="368.89224000000013" table:style-name="ce5">
            <text:p>369</text:p>
          </table:table-cell>
          <table:table-cell office:value-type="float" office:value="361" table:style-name="ce5">
            <text:p>361</text:p>
          </table:table-cell>
          <table:table-cell office:value-type="float" office:value="345.29624000000013" table:style-name="ce5">
            <text:p>345</text:p>
          </table:table-cell>
          <table:table-cell office:value-type="float" office:value="94" table:style-name="ce5">
            <text:p>94</text:p>
          </table:table-cell>
          <table:table-cell office:value-type="float" office:value="93.000010000000003" table:style-name="ce5">
            <text:p>93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2" table:style-name="ce5">
            <text:p>1,312</text:p>
          </table:table-cell>
          <table:table-cell office:value-type="float" office:value="1213.9941000000003" table:style-name="ce5">
            <text:p>1,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2" table:style-name="ce5">
            <text:p>1,312</text:p>
          </table:table-cell>
          <table:table-cell office:value-type="float" office:value="1213.9941000000003" table:style-name="ce5">
            <text:p>1,214</text:p>
          </table:table-cell>
          <table:table-cell office:value-type="float" office:value="3068395.1100000003" table:style-name="ce5">
            <text:p>3,068,395</text:p>
          </table:table-cell>
          <table:table-cell office:value-type="float" office:value="-30498.629999999997" table:style-name="ce5">
            <text:p>-30,499</text:p>
          </table:table-cell>
          <table:table-cell office:value-type="float" office:value="96770.12" table:style-name="ce5">
            <text:p>96,770</text:p>
          </table:table-cell>
          <table:table-cell office:value-type="float" office:value="46545.770000000004" table:style-name="ce5">
            <text:p>46,546</text:p>
          </table:table-cell>
          <table:table-cell office:value-type="float" office:value="700788.10000000009" table:style-name="ce5">
            <text:p>700,788</text:p>
          </table:table-cell>
          <table:table-cell office:value-type="float" office:value="317264.76" table:style-name="ce5">
            <text:p>317,265</text:p>
          </table:table-cell>
          <table:table-cell office:value-type="float" office:value="4199265.2300000004" table:style-name="ce5">
            <text:p>4,199,2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199265.2300000004" table:style-name="ce6">
            <text:p>4,199,265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33" table:style-name="ce5">
            <text:p>29,433</text:p>
          </table:table-cell>
          <table:table-cell office:value-type="float" office:value="27709.11290000016" table:style-name="ce5">
            <text:p>27,709</text:p>
          </table:table-cell>
          <table:table-cell office:value-type="float" office:value="7593" table:style-name="ce5">
            <text:p>7,593</text:p>
          </table:table-cell>
          <table:table-cell office:value-type="float" office:value="7225.1469700000562" table:style-name="ce5">
            <text:p>7,225</text:p>
          </table:table-cell>
          <table:table-cell office:value-type="float" office:value="7836" table:style-name="ce5">
            <text:p>7,836</text:p>
          </table:table-cell>
          <table:table-cell office:value-type="float" office:value="7456.9345200000289" table:style-name="ce5">
            <text:p>7,457</text:p>
          </table:table-cell>
          <table:table-cell office:value-type="float" office:value="933" table:style-name="ce5">
            <text:p>933</text:p>
          </table:table-cell>
          <table:table-cell office:value-type="float" office:value="915.86611000000028" table:style-name="ce5">
            <text:p>916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2864" table:style-name="ce5">
            <text:p>22,864</text:p>
          </table:table-cell>
          <table:table-cell office:value-type="float" office:value="21198.670389999974" table:style-name="ce5">
            <text:p>21,199</text:p>
          </table:table-cell>
          <table:table-cell office:value-type="float" office:value="68715" table:style-name="ce5">
            <text:p>68,715</text:p>
          </table:table-cell>
          <table:table-cell office:value-type="float" office:value="64560.54170000022" table:style-name="ce5">
            <text:p>64,561</text:p>
          </table:table-cell>
          <table:table-cell office:value-type="float" office:value="863.39833491648233" table:style-name="ce5">
            <text:p>863</text:p>
          </table:table-cell>
          <table:table-cell office:value-type="float" office:value="863.39833491648233" table:style-name="ce5">
            <text:p>8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3.39833491648233" table:style-name="ce5">
            <text:p>863</text:p>
          </table:table-cell>
          <table:table-cell office:value-type="float" office:value="863.39833491648233" table:style-name="ce5">
            <text:p>863</text:p>
          </table:table-cell>
          <table:table-cell office:value-type="float" office:value="0" table:style-name="ce5">
            <text:p>0</text:p>
          </table:table-cell>
          <table:table-cell office:value-type="float" office:value="69578.398334916477" table:style-name="ce5">
            <text:p>69,578</text:p>
          </table:table-cell>
          <table:table-cell office:value-type="float" office:value="65423.940034916704" table:style-name="ce5">
            <text:p>65,424</text:p>
          </table:table-cell>
          <table:table-cell office:value-type="float" office:value="193300233.79000005" table:style-name="ce5">
            <text:p>193,300,234</text:p>
          </table:table-cell>
          <table:table-cell office:value-type="float" office:value="23012235.809999995" table:style-name="ce5">
            <text:p>23,012,236</text:p>
          </table:table-cell>
          <table:table-cell office:value-type="float" office:value="487773.01" table:style-name="ce5">
            <text:p>487,773</text:p>
          </table:table-cell>
          <table:table-cell office:value-type="float" office:value="9353757.8000000007" table:style-name="ce5">
            <text:p>9,353,758</text:p>
          </table:table-cell>
          <table:table-cell office:value-type="float" office:value="56866182.699999996" table:style-name="ce5">
            <text:p>56,866,183</text:p>
          </table:table-cell>
          <table:table-cell office:value-type="float" office:value="28987257.210000008" table:style-name="ce5">
            <text:p>28,987,257</text:p>
          </table:table-cell>
          <table:table-cell office:value-type="float" office:value="312007440.32000005" table:style-name="ce5">
            <text:p>312,007,440</text:p>
          </table:table-cell>
          <table:table-cell office:value-type="float" office:value="6562858.4500000002" table:style-name="ce6">
            <text:p>6,562,858</text:p>
          </table:table-cell>
          <table:table-cell office:value-type="float" office:value="141446.81" table:style-name="ce6">
            <text:p>141,447</text:p>
          </table:table-cell>
          <table:table-cell office:value-type="float" office:value="6704305.2599999998" table:style-name="ce6">
            <text:p>6,704,305</text:p>
          </table:table-cell>
          <table:table-cell office:value-type="float" office:value="318711745.58000004" table:style-name="ce6">
            <text:p>318,711,74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72" table:style-name="ce5">
            <text:p>1,072</text:p>
          </table:table-cell>
          <table:table-cell office:value-type="float" office:value="964.96571999999742" table:style-name="ce5">
            <text:p>965</text:p>
          </table:table-cell>
          <table:table-cell office:value-type="float" office:value="480" table:style-name="ce5">
            <text:p>480</text:p>
          </table:table-cell>
          <table:table-cell office:value-type="float" office:value="459.22406000000012" table:style-name="ce5">
            <text:p>459</text:p>
          </table:table-cell>
          <table:table-cell office:value-type="float" office:value="197" table:style-name="ce5">
            <text:p>197</text:p>
          </table:table-cell>
          <table:table-cell office:value-type="float" office:value="187.47920999999999" table:style-name="ce5">
            <text:p>187</text:p>
          </table:table-cell>
          <table:table-cell office:value-type="float" office:value="52" table:style-name="ce5">
            <text:p>52</text:p>
          </table:table-cell>
          <table:table-cell office:value-type="float" office:value="51.040519999999994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5" table:style-name="ce5">
            <text:p>1,805</text:p>
          </table:table-cell>
          <table:table-cell office:value-type="float" office:value="1666.7095099999974" table:style-name="ce5">
            <text:p>1,667</text:p>
          </table:table-cell>
          <table:table-cell office:value-type="float" office:value="270" table:style-name="ce5">
            <text:p>270</text:p>
          </table:table-cell>
          <table:table-cell office:value-type="float" office:value="249.5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" table:style-name="ce5">
            <text:p>270</text:p>
          </table:table-cell>
          <table:table-cell office:value-type="float" office:value="249.5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float" office:value="2075" table:style-name="ce5">
            <text:p>2,075</text:p>
          </table:table-cell>
          <table:table-cell office:value-type="float" office:value="1916.2095099999974" table:style-name="ce5">
            <text:p>1,916</text:p>
          </table:table-cell>
          <table:table-cell office:value-type="float" office:value="3897648.7100000004" table:style-name="ce5">
            <text:p>3,897,649</text:p>
          </table:table-cell>
          <table:table-cell office:value-type="float" office:value="60817.52" table:style-name="ce5">
            <text:p>60,818</text:p>
          </table:table-cell>
          <table:table-cell office:value-type="float" office:value="-141454.25000000003" table:style-name="ce5">
            <text:p>-141,454</text:p>
          </table:table-cell>
          <table:table-cell office:value-type="float" office:value="249502.65000000002" table:style-name="ce5">
            <text:p>249,503</text:p>
          </table:table-cell>
          <table:table-cell office:value-type="float" office:value="1093151.9400000002" table:style-name="ce5">
            <text:p>1,093,152</text:p>
          </table:table-cell>
          <table:table-cell office:value-type="float" office:value="533448.36" table:style-name="ce5">
            <text:p>533,448</text:p>
          </table:table-cell>
          <table:table-cell office:value-type="float" office:value="5693114.9300000006" table:style-name="ce5">
            <text:p>5,693,115</text:p>
          </table:table-cell>
          <table:table-cell office:value-type="float" office:value="872586.15" table:style-name="ce6">
            <text:p>872,586</text:p>
          </table:table-cell>
          <table:table-cell office:value-type="float" office:value="0" table:style-name="ce6">
            <text:p>0</text:p>
          </table:table-cell>
          <table:table-cell office:value-type="float" office:value="872586.15" table:style-name="ce6">
            <text:p>872,586</text:p>
          </table:table-cell>
          <table:table-cell office:value-type="float" office:value="6565701.080000001" table:style-name="ce6">
            <text:p>6,565,701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27" table:style-name="ce5">
            <text:p>2,227</text:p>
          </table:table-cell>
          <table:table-cell office:value-type="float" office:value="2006.242477" table:style-name="ce5">
            <text:p>2,006</text:p>
          </table:table-cell>
          <table:table-cell office:value-type="float" office:value="2227" table:style-name="ce5">
            <text:p>2,227</text:p>
          </table:table-cell>
          <table:table-cell office:value-type="float" office:value="2006.242477" table:style-name="ce5">
            <text:p>2,006</text:p>
          </table:table-cell>
          <table:table-cell office:value-type="float" office:value="69" table:style-name="ce5">
            <text:p>69</text:p>
          </table:table-cell>
          <table:table-cell office:value-type="float" office:value="69" table:style-name="ce5">
            <text:p>6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297" table:style-name="ce5">
            <text:p>2,297</text:p>
          </table:table-cell>
          <table:table-cell office:value-type="float" office:value="2076.2424769999998" table:style-name="ce5">
            <text:p>2,076</text:p>
          </table:table-cell>
          <table:table-cell office:value-type="float" office:value="10478247.100000005" table:style-name="ce5">
            <text:p>10,478,2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78247.100000005" table:style-name="ce5">
            <text:p>10,478,247</text:p>
          </table:table-cell>
          <table:table-cell office:value-type="float" office:value="691844.83000000031" table:style-name="ce6">
            <text:p>691,845</text:p>
          </table:table-cell>
          <table:table-cell office:value-type="float" office:value="0" table:style-name="ce6">
            <text:p>0</text:p>
          </table:table-cell>
          <table:table-cell office:value-type="float" office:value="691844.83000000031" table:style-name="ce6">
            <text:p>691,845</text:p>
          </table:table-cell>
          <table:table-cell office:value-type="float" office:value="11170091.930000005" table:style-name="ce6">
            <text:p>11,170,09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5" table:style-name="ce5">
            <text:p>125</text:p>
          </table:table-cell>
          <table:table-cell office:value-type="float" office:value="117.46" table:style-name="ce5">
            <text:p>117</text:p>
          </table:table-cell>
          <table:table-cell office:value-type="float" office:value="125" table:style-name="ce5">
            <text:p>125</text:p>
          </table:table-cell>
          <table:table-cell office:value-type="float" office:value="117.46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5" table:style-name="ce5">
            <text:p>125</text:p>
          </table:table-cell>
          <table:table-cell office:value-type="float" office:value="117.46" table:style-name="ce5">
            <text:p>117</text:p>
          </table:table-cell>
          <table:table-cell office:value-type="float" office:value="690400" table:style-name="ce5">
            <text:p>690,400</text:p>
          </table:table-cell>
          <table:table-cell office:value-type="float" office:value="0" table:style-name="ce5">
            <text:p>0</text:p>
          </table:table-cell>
          <table:table-cell office:value-type="float" office:value="2928" table:style-name="ce5">
            <text:p>2,9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328" table:style-name="ce5">
            <text:p>693,3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93328" table:style-name="ce6">
            <text:p>693,32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3.69" table:style-name="ce5">
            <text:p>24</text:p>
          </table:table-cell>
          <table:table-cell office:value-type="float" office:value="68" table:style-name="ce5">
            <text:p>68</text:p>
          </table:table-cell>
          <table:table-cell office:value-type="float" office:value="66.63" table:style-name="ce5">
            <text:p>6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8" table:style-name="ce5">
            <text:p>108</text:p>
          </table:table-cell>
          <table:table-cell office:value-type="float" office:value="105.52000000000001" table:style-name="ce5">
            <text:p>106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110.52000000000001" table:style-name="ce5">
            <text:p>111</text:p>
          </table:table-cell>
          <table:table-cell office:value-type="float" office:value="385443.19999999995" table:style-name="ce5">
            <text:p>385,443</text:p>
          </table:table-cell>
          <table:table-cell office:value-type="float" office:value="6600.5599999999995" table:style-name="ce5">
            <text:p>6,601</text:p>
          </table:table-cell>
          <table:table-cell office:value-type="float" office:value="9793.77" table:style-name="ce5">
            <text:p>9,794</text:p>
          </table:table-cell>
          <table:table-cell office:value-type="float" office:value="0" table:style-name="ce5">
            <text:p>0</text:p>
          </table:table-cell>
          <table:table-cell office:value-type="float" office:value="99994.58" table:style-name="ce5">
            <text:p>99,995</text:p>
          </table:table-cell>
          <table:table-cell office:value-type="float" office:value="51888.130000000005" table:style-name="ce5">
            <text:p>51,888</text:p>
          </table:table-cell>
          <table:table-cell office:value-type="float" office:value="553720.24" table:style-name="ce5">
            <text:p>553,720</text:p>
          </table:table-cell>
          <table:table-cell office:value-type="float" office:value="25282.559999999998" table:style-name="ce6">
            <text:p>25,283</text:p>
          </table:table-cell>
          <table:table-cell office:value-type="float" office:value="1145.5999999999999" table:style-name="ce6">
            <text:p>1,146</text:p>
          </table:table-cell>
          <table:table-cell office:value-type="float" office:value="26428.159999999996" table:style-name="ce6">
            <text:p>26,428</text:p>
          </table:table-cell>
          <table:table-cell office:value-type="float" office:value="580148.4" table:style-name="ce6">
            <text:p>580,14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41.69" table:style-name="ce5">
            <text:p>42</text:p>
          </table:table-cell>
          <table:table-cell office:value-type="float" office:value="47" table:style-name="ce5">
            <text:p>47</text:p>
          </table:table-cell>
          <table:table-cell office:value-type="float" office:value="41.6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41.69" table:style-name="ce5">
            <text:p>42</text:p>
          </table:table-cell>
          <table:table-cell office:value-type="float" office:value="343000" table:style-name="ce5">
            <text:p>343,0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000" table:style-name="ce5">
            <text:p>343,0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3000" table:style-name="ce6">
            <text:p>343,0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7" table:style-name="ce5">
            <text:p>17</text:p>
          </table:table-cell>
          <table:table-cell office:value-type="float" office:value="15.6" table:style-name="ce5">
            <text:p>16</text:p>
          </table:table-cell>
          <table:table-cell office:value-type="float" office:value="149" table:style-name="ce5">
            <text:p>149</text:p>
          </table:table-cell>
          <table:table-cell office:value-type="float" office:value="144.4" table:style-name="ce5">
            <text:p>144</text:p>
          </table:table-cell>
          <table:table-cell office:value-type="float" office:value="63" table:style-name="ce5">
            <text:p>63</text:p>
          </table:table-cell>
          <table:table-cell office:value-type="float" office:value="62" table:style-name="ce5">
            <text:p>62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" table:style-name="ce5">
            <text:p>244</text:p>
          </table:table-cell>
          <table:table-cell office:value-type="float" office:value="236.2" table:style-name="ce5">
            <text:p>2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" table:style-name="ce5">
            <text:p>244</text:p>
          </table:table-cell>
          <table:table-cell office:value-type="float" office:value="236.2" table:style-name="ce5">
            <text:p>236</text:p>
          </table:table-cell>
          <table:table-cell office:value-type="float" office:value="569339.75" table:style-name="ce5">
            <text:p>569,340</text:p>
          </table:table-cell>
          <table:table-cell office:value-type="float" office:value="3721.96" table:style-name="ce5">
            <text:p>3,722</text:p>
          </table:table-cell>
          <table:table-cell office:value-type="float" office:value="60512.6" table:style-name="ce5">
            <text:p>60,513</text:p>
          </table:table-cell>
          <table:table-cell office:value-type="float" office:value="585.96" table:style-name="ce5">
            <text:p>586</text:p>
          </table:table-cell>
          <table:table-cell office:value-type="float" office:value="170722.55000000002" table:style-name="ce5">
            <text:p>170,723</text:p>
          </table:table-cell>
          <table:table-cell office:value-type="float" office:value="96927.66" table:style-name="ce5">
            <text:p>96,928</text:p>
          </table:table-cell>
          <table:table-cell office:value-type="float" office:value="901810.48" table:style-name="ce5">
            <text:p>901,8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01810.48" table:style-name="ce6">
            <text:p>901,81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5.1" table:style-name="ce5">
            <text:p>15</text:p>
          </table:table-cell>
          <table:table-cell office:value-type="float" office:value="46" table:style-name="ce5">
            <text:p>46</text:p>
          </table:table-cell>
          <table:table-cell office:value-type="float" office:value="44.96" table:style-name="ce5">
            <text:p>45</text:p>
          </table:table-cell>
          <table:table-cell office:value-type="float" office:value="28" table:style-name="ce5">
            <text:p>28</text:p>
          </table:table-cell>
          <table:table-cell office:value-type="float" office:value="27.9" table:style-name="ce5">
            <text:p>2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960000000000008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960000000000008" table:style-name="ce5">
            <text:p>92</text:p>
          </table:table-cell>
          <table:table-cell office:value-type="float" office:value="370835.42" table:style-name="ce5">
            <text:p>370,835</text:p>
          </table:table-cell>
          <table:table-cell office:value-type="float" office:value="4598.78" table:style-name="ce5">
            <text:p>4,599</text:p>
          </table:table-cell>
          <table:table-cell office:value-type="float" office:value="630" table:style-name="ce5">
            <text:p>630</text:p>
          </table:table-cell>
          <table:table-cell office:value-type="float" office:value="0" table:style-name="ce5">
            <text:p>0</text:p>
          </table:table-cell>
          <table:table-cell office:value-type="float" office:value="106949.58" table:style-name="ce5">
            <text:p>106,950</text:p>
          </table:table-cell>
          <table:table-cell office:value-type="float" office:value="52136.67" table:style-name="ce5">
            <text:p>52,137</text:p>
          </table:table-cell>
          <table:table-cell office:value-type="float" office:value="535150.45000000007" table:style-name="ce5">
            <text:p>535,1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35150.45000000007" table:style-name="ce6">
            <text:p>535,15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7" table:style-name="ce5">
            <text:p>7</text:p>
          </table:table-cell>
          <table:table-cell office:value-type="float" office:value="6.2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7.65" table:style-name="ce5">
            <text:p>8</text:p>
          </table:table-cell>
          <table:table-cell office:value-type="float" office:value="22" table:style-name="ce5">
            <text:p>22</text:p>
          </table:table-cell>
          <table:table-cell office:value-type="float" office:value="21.09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19.22" table:style-name="ce5">
            <text:p>1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58.16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58.16" table:style-name="ce5">
            <text:p>58</text:p>
          </table:table-cell>
          <table:table-cell office:value-type="float" office:value="224200.81" table:style-name="ce5">
            <text:p>224,201</text:p>
          </table:table-cell>
          <table:table-cell office:value-type="float" office:value="9725.66" table:style-name="ce5">
            <text:p>9,726</text:p>
          </table:table-cell>
          <table:table-cell office:value-type="float" office:value="5013.92" table:style-name="ce5">
            <text:p>5,014</text:p>
          </table:table-cell>
          <table:table-cell office:value-type="float" office:value="0" table:style-name="ce5">
            <text:p>0</text:p>
          </table:table-cell>
          <table:table-cell office:value-type="float" office:value="65774.790000000008" table:style-name="ce5">
            <text:p>65,775</text:p>
          </table:table-cell>
          <table:table-cell office:value-type="float" office:value="31311.51" table:style-name="ce5">
            <text:p>31,312</text:p>
          </table:table-cell>
          <table:table-cell office:value-type="float" office:value="336026.69000000006" table:style-name="ce5">
            <text:p>336,02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6026.69000000006" table:style-name="ce6">
            <text:p>336,027</text:p>
          </table:table-cell>
          <table:table-cell table:number-columns-repeated="16343"/>
        </table:table-row>
        <table:table-row table:number-rows-repeated="2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1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artley, Robert</meta:initial-creator>
    <dc:creator>Sharma, Nikhil</dc:creator>
    <meta:creation-date>2022-09-30T10:29:42Z</meta:creation-date>
    <dc:date>2025-08-18T13:24:57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